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lientHttpRequestFactoryWrapper.AbstractClientHttpRequestFactoryWrapper( ClientHttpRequestFactory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lientHttpRequestFactoryWrapper.createRequest( URI uri , HttpMethod http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